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5-02-1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4-10-0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3-12-1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3-09-1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3-01-17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2-10-0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2-01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1-09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1-01-07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20-01-0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9-08-1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9-02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8-08-2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8-01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7-09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7-01-3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6-09-1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6-01-1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5-08-2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5-01-2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4-09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4-02-11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3-08-1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3-01-1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2-09-2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1-12-2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1-01-2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10-01-1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9-01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8-01-1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7-11-01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7-01-1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6-09-0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6-01-1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5-09-0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5-05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5-02-1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4-11-2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4-09-0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4-05-0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4-01-0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3768" calcext:value-type="float">
            <text:p>101.0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3-10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3-09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3-04-17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3-01-1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2-11-2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2-09-2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2-05-29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2-05-1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2-02-2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1-01-2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2000-01-21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9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98-10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98-05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9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9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7040953203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